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19in"/>
    </style:style>
    <style:style style:name="co2" style:family="table-column">
      <style:table-column-properties fo:break-before="auto" style:column-width="3.934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5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Recepta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Description</text:p>
          </table:table-cell>
          <table:table-cell office:value-type="string">
            <text:p>Details</text:p>
          </table:table-cell>
          <table:table-cell office:value-type="string">
            <text:p>Usage</text:p>
          </table:table-cell>
          <table:table-cell office:value-type="string">
            <text:p>Quantity</text:p>
          </table:table-cell>
          <table:table-cell office:value-type="string">
            <text:p>Example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Female Header 2.54mm DIP connector dual row</text:p>
          </table:table-cell>
          <table:table-cell office:value-type="string">
            <text:p>9x2</text:p>
          </table:table-cell>
          <table:table-cell office:value-type="string">
            <text:p>RF transceiver RFC-1100A receptable</text:p>
          </table:table-cell>
          <table:table-cell/>
          <table:table-cell office:value-type="string">
            <text:p>http://www.alibaba.com/product-gs/283914360/Female_Header_2_54mm_DIP_connector/showimag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Stackable Female Header 2.54mm DIP connector single row</text:p>
          </table:table-cell>
          <table:table-cell office:value-type="string">
            <text:p>8x1</text:p>
          </table:table-cell>
          <table:table-cell office:value-type="string">
            <text:p>For custom Arduino shield</text:p>
          </table:table-cell>
          <table:table-cell/>
          <table:table-cell office:value-type="string">
            <text:p>http://www.alibaba.com/product-gs/285352058/2_54_mm_Single_Row_Femal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Stackable Female Header 2.54mm DIP connector single row</text:p>
          </table:table-cell>
          <table:table-cell office:value-type="string">
            <text:p>6x1</text:p>
          </table:table-cell>
          <table:table-cell office:value-type="string">
            <text:p>For custom Arduino shield</text:p>
          </table:table-cell>
          <table:table-cell/>
          <table:table-cell office:value-type="string">
            <text:p>http://www.alibaba.com/product-gs/285352058/2_54_mm_Single_Row_Female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DIP Socket Solder Tail </text:p>
          </table:table-cell>
          <table:table-cell office:value-type="string">
            <text:p>18 pins</text:p>
          </table:table-cell>
          <table:table-cell office:value-type="string">
            <text:p>Socket for ATMega 328p</text:p>
          </table:table-cell>
          <table:table-cell/>
          <table:table-cell office:value-type="string">
            <text:p>http://toysdownunder.com/arduino/components/socket-plugs/18-pin-dip-socket.html</text:p>
          </table:table-cell>
        </table:table-row>
        <table:table-row table:style-name="ro1">
          <table:table-cell office:value-type="string">
            <text:p>Receptable</text:p>
          </table:table-cell>
          <table:table-cell office:value-type="string">
            <text:p>DIP Socket Solder Tail </text:p>
          </table:table-cell>
          <table:table-cell office:value-type="string">
            <text:p>40 pins</text:p>
          </table:table-cell>
          <table:table-cell office:value-type="string">
            <text:p>Socket for XC9536-DIP</text:p>
          </table:table-cell>
          <table:table-cell/>
          <table:table-cell office:value-type="string">
            <text:p>http://parts.digikey.com/1/parts/297142-40-pin-solder-tail-dip-socket-40-6518-10.html</text:p>
          </table:table-cell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(wires + male connector)</text:p>
          </table:table-cell>
          <table:table-cell office:value-type="string">
            <text:p>2 wires</text:p>
          </table:table-cell>
          <table:table-cell office:value-type="string">
            <text:p>Connect ground/vcc OR trigger/echo for HC-SR04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(wires + male connector)</text:p>
          </table:table-cell>
          <table:table-cell office:value-type="string">
            <text:p>3 wires</text:p>
          </table:table-cell>
          <table:table-cell office:value-type="string">
            <text:p>Connect ground/vcc/signal for infrared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able <text:s/>(wires + male connector)</text:p>
          </table:table-cell>
          <table:table-cell office:value-type="string">
            <text:p>4 wires</text:p>
          </table:table-cell>
          <table:table-cell office:value-type="string">
            <text:p>Connect ground/vcc/trigger/echo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<text:s/>(female connector)</text:p>
          </table:table-cell>
          <table:table-cell office:value-type="string">
            <text:p>2 wires</text:p>
          </table:table-cell>
          <table:table-cell office:value-type="string">
            <text:p>Connect ground/vcc OR trigger/echo for HC-SR04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(female connector)</text:p>
          </table:table-cell>
          <table:table-cell office:value-type="string">
            <text:p>3 wires</text:p>
          </table:table-cell>
          <table:table-cell office:value-type="string">
            <text:p>Connect ground/vcc/signal for infrared</text:p>
          </table:table-cell>
          <table:table-cell table:number-columns-repeated="2"/>
        </table:table-row>
        <table:table-row table:style-name="ro1">
          <table:table-cell office:value-type="string">
            <text:p>Wires</text:p>
          </table:table-cell>
          <table:table-cell office:value-type="string">
            <text:p>Mini-JST Jumper connector (female connector)</text:p>
          </table:table-cell>
          <table:table-cell office:value-type="string">
            <text:p>4 wires</text:p>
          </table:table-cell>
          <table:table-cell office:value-type="string">
            <text:p>Connect ground/vcc/trigger/echo</text:p>
          </table:table-cell>
          <table:table-cell table:number-columns-repeated="2"/>
        </table:table-row>
        <table:table-row table:style-name="ro1">
          <table:table-cell office:value-type="string">
            <text:p>Connec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eat-Shrink Tub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mron Snap Action Switch</text:p>
          </table:table-cell>
          <table:table-cell/>
          <table:table-cell office:value-type="string">
            <text:p>Whiskers (collision detection)</text:p>
          </table:table-cell>
          <table:table-cell/>
          <table:table-cell office:value-type="string">
            <text:p>http://toysdownunder.com/arduino/components/action-switch.html</text:p>
          </table:table-cell>
        </table:table-row>
        <table:table-row table:style-name="ro1">
          <table:table-cell/>
          <table:table-cell office:value-type="string">
            <text:p>M3 nylon spac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3 nylon screw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3 nylon wash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3 nylon n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3 nylon standoff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9:2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3T18:41:46.99</meta:creation-date>
    <meta:generator>OpenOffice.org/3.2$Win32 OpenOffice.org_project/320m12$Build-9483</meta:generator>
    <dc:date>2011-01-13T19:20:15.57</dc:date>
    <meta:editing-duration>PT00H38M27S</meta:editing-duration>
    <meta:editing-cycles>4</meta:editing-cycles>
    <meta:document-statistic meta:table-count="2" meta:cell-count="65" meta:object-count="0"/>
  </office:meta>
</office:document-meta>
</file>